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T1" style:family="text">
      <style:text-properties officeooo:rsid="000f96b6"/>
    </style:style>
    <style:style style:name="T2" style:family="text">
      <style:text-properties officeooo:rsid="00110a83"/>
    </style:style>
    <style:style style:name="T3" style:family="text">
      <style:text-properties officeooo:rsid="0011cf4e"/>
    </style:style>
    <style:style style:name="T4" style:family="text">
      <style:text-properties officeooo:rsid="001327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r dosyasından exe elde etmek için <text:span text:style-name="T1">ilk aşama olarak</text:span> Windows bir bilgisayar bulun<text:span text:style-name="T2">up,</text:span> Jar2Exe programı indirilip bu program ile jar dosyası <text:span text:style-name="T4">installer olmayan tıkla çalıştır bir </text:span>exe dosyasına çevril<text:span text:style-name="T1">ebilir ama buna </text:span><text:span text:style-name="T2">hiç </text:span><text:span text:style-name="T1">gerek yok. </text:span><text:span text:style-name="T4">Çünkü </text:span><text:span text:style-name="T1">Jar dosyası doğrudan kullanılarak direkt </text:span><text:span text:style-name="T4">exe uzantılı installer elde edilebilir.</text:span></text:p>
      <text:p text:style-name="P1"><text:span text:style-name="T3">Jar dosyasını </text:span>ikonu da olan <text:span text:style-name="T3">exe uzantılı </text:span>bir installer haline getirmek için innosetup programı indirilmeli. innosetup programı ile kullanmak üzere, <text:span text:style-name="T3">jar</text:span> dosyasını, .ico uzantılı ikonu, ve mümkünse license'ı da içinde bulunduran bir klasör oluşturulmalı. inno setup <text:span text:style-name="T3">menülerinden</text:span> <text:span text:style-name="T3">jar</text:span> dosyası executable olarak seçilmeli, ikon ve license ta add files seçeneğini tıklayarak mutlaka eklenmeli. ama inno setup'un oluşturduğu script hemen setup dosyasına derlenmemeli. önce ikonu eklemek için kodda modifikasyon yapılmalı. scriptte icons kısmındaki iki satırın sonuna her kod noktalı virgül ile ayrılacak şekilde(kodları noktalı virgül ile ayırmayı unutmadan) IconFilename:"{app}\myIconName.ico" kodu eklenmeli. Eklerken myIconName ifadesini kendi ico uzantılı ikon dosyasının adı ile değiştirmeye dikkat 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1:22:06.330373180</meta:creation-date>
    <dc:date>2024-06-14T13:50:09.275674747</dc:date>
    <meta:editing-duration>PT7M47S</meta:editing-duration>
    <meta:editing-cycles>6</meta:editing-cycles>
    <meta:generator>LibreOffice/7.4.7.2$Linux_X86_64 LibreOffice_project/40$Build-2</meta:generator>
    <meta:document-statistic meta:table-count="0" meta:image-count="0" meta:object-count="0" meta:page-count="1" meta:paragraph-count="2" meta:word-count="147" meta:character-count="1113" meta:non-whitespace-character-count="968"/>
  </office:meta>
</office:document-meta>
</file>